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Correctness(1 is secure, 0 is not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from pyteal import * <text:s/>"""Atomic Swap""" <text:s/>alice = Addr("6ZHGHH5Z5CTPCF5WCESXMGRSVK7QJETR63M3NY5FJCUYDHO57VTCMJOBGY") bob = Addr("7Z5PWO2C6LFNQFGHWKSK5H47IQP5OJW2M3HA2QPXTY3WTNP5NU2MHBW27M") secret = Bytes("base32", "2323232323232323") timeout = 3000 <text:s text:c="2"/>def htlc( <text:s text:c="4"/>tmpl_seller=alice, <text:s text:c="4"/>tmpl_buyer=bob, <text:s text:c="4"/>tmpl_fee=1000, <text:s text:c="4"/>tmpl_secret=secret, <text:s text:c="4"/>tmpl_hash_fn=Sha256, <text:s text:c="4"/>tmpl_timeout=timeout, ): <text:s text:c="5"/>fee_cond = Txn.fee() &lt; Int(tmpl_fee) <text:s text:c="4"/>safety_cond = And( <text:s text:c="8"/>Txn.type_enum() == TxnType.Payment, <text:s text:c="8"/>Txn.close_remainder_to() == Global.zero_address(), <text:s text:c="8"/>Txn.rekey_to() == Global.zero_address(), <text:s text:c="4"/>) <text:s text:c="5"/>recv_cond = And(Txn.receiver() == tmpl_seller, tmpl_hash_fn(Arg(0)) == tmpl_secret) <text:s text:c="5"/>esc_cond = And(Txn.receiver() == tmpl_buyer, Txn.first_valid() &gt; Int(tmpl_timeout)) <text:s text:c="5"/>return And(fee_cond, safety_cond, Or(recv_cond, esc_cond)) <text:s text:c="2"/>if __name__ == "__main__": <text:s text:c="4"/>print(compileTeal(htlc(), mode=Mode.Signature, version=2)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/>"""Split Payment""" <text:s/>tmpl_fee = Int(1000) tmpl_rcv1 = Addr("6ZHGHH5Z5CTPCF5WCESXMGRSVK7QJETR63M3NY5FJCUYDHO57VTCMJOBGY") tmpl_rcv2 = Addr("7Z5PWO2C6LFNQFGHWKSK5H47IQP5OJW2M3HA2QPXTY3WTNP5NU2MHBW27M") tmpl_own = Addr("5MK5NGBRT5RL6IGUSYDIX5P7TNNZKRVXKT6FGVI6UVK6IZAWTYQGE4RZIQ") tmpl_ratn = Int(1) tmpl_ratd = Int(3) tmpl_min_pay = Int(1000) tmpl_timeout = Int(3000) <text:s text:c="2"/>def split( <text:s text:c="4"/>tmpl_fee=tmpl_fee, <text:s text:c="4"/>tmpl_rcv1=tmpl_rcv1, <text:s text:c="4"/>tmpl_rcv2=tmpl_rcv2, <text:s text:c="4"/>tmpl_own=tmpl_own, <text:s text:c="4"/>tmpl_ratn=tmpl_ratn, <text:s text:c="4"/>tmpl_ratd=tmpl_ratd, <text:s text:c="4"/>tmpl_min_pay=tmpl_min_pay, <text:s text:c="4"/>tmpl_timeout=tmpl_timeout, ): <text:s text:c="5"/>split_core = And( <text:s text:c="8"/>Txn.type_enum() == TxnType.Payment, <text:s text:c="8"/>Txn.fee() &lt; tmpl_fee, <text:s text:c="8"/>Txn.rekey_to() == Global.zero_address(), <text:s text:c="4"/>) <text:s text:c="5"/>split_transfer = And( <text:s text:c="8"/>Gtxn[0].sender() == Gtxn[1].sender(), <text:s text:c="8"/>Txn.close_remainder_to() == Global.zero_address(), <text:s text:c="8"/>Gtxn[0].receiver() == tmpl_rcv1, <text:s text:c="8"/>Gtxn[1].receiver() == tmpl_rcv2, <text:s text:c="8"/>Gtxn[0].amount() <text:s text:c="8"/>== ((Gtxn[0].amount() + Gtxn[1].amount()) * tmpl_ratn) / tmpl_ratd, <text:s text:c="8"/>Gtxn[0].amount() == tmpl_min_pay, <text:s text:c="4"/>) <text:s text:c="5"/>split_close = And( <text:s text:c="8"/>Txn.close_remainder_to() == tmpl_own, <text:s text:c="8"/>Txn.receiver() == Global.zero_address(), <text:s text:c="8"/>Txn.amount() == Int(0), <text:s text:c="8"/>Txn.first_valid() &gt; tmpl_timeout, <text:s text:c="4"/>) <text:s text:c="5"/>split_program = And( <text:s text:c="8"/>split_core, If(Global.group_size() == Int(2), split_transfer, split_close) <text:s text:c="4"/>) <text:s text:c="5"/>return split_program <text:s text:c="2"/>if __name__ == "__main__": <text:s text:c="4"/>print(compileTeal(split(), mode=Mode.Signature, version=2)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/>"""Periodic Payment""" <text:s/>tmpl_fee = Int(1000) tmpl_period = Int(50) tmpl_dur = Int(5000) tmpl_lease = Bytes("base64", "023sdDE2") tmpl_amt = Int(2000) tmpl_rcv = Addr("6ZHGHH5Z5CTPCF5WCESXMGRSVK7QJETR63M3NY5FJCUYDHO57VTCMJOBGY") tmpl_timeout = Int(30000) <text:s text:c="2"/>def periodic_payment( <text:s text:c="4"/>tmpl_fee=tmpl_fee, <text:s text:c="4"/>tmpl_period=tmpl_period, <text:s text:c="4"/>tmpl_dur=tmpl_dur, <text:s text:c="4"/>tmpl_lease=tmpl_lease, <text:s text:c="4"/>tmpl_amt=tmpl_amt, <text:s text:c="4"/>tmpl_rcv=tmpl_rcv, <text:s text:c="4"/>tmpl_timeout=tmpl_timeout, ): <text:s text:c="5"/>periodic_pay_core = And( <text:s text:c="8"/>Txn.type_enum() == TxnType.Payment, <text:s text:c="8"/>Txn.fee() &lt; tmpl_fee, <text:s text:c="8"/>Txn.first_valid() % tmpl_period == Int(0), <text:s text:c="8"/>Txn.last_valid() == tmpl_dur + Txn.first_valid(), <text:s text:c="8"/>Txn.lease() == tmpl_lease, <text:s text:c="4"/>) <text:s text:c="5"/>periodic_pay_transfer = And( <text:s text:c="8"/>Txn.close_remainder_to() == Global.zero_address(), <text:s text:c="8"/>Txn.rekey_to() == Global.zero_address(), <text:s text:c="8"/>Txn.receiver() == tmpl_rcv, <text:s text:c="8"/>Txn.amount() == tmpl_amt, <text:s text:c="4"/>) <text:s text:c="5"/>periodic_pay_close = And( <text:s text:c="8"/>Txn.close_remainder_to() == tmpl_rcv, <text:s text:c="8"/>Txn.rekey_to() == Global.zero_address(), <text:s text:c="8"/>Txn.receiver() == Global.zero_address(), <text:s text:c="8"/>Txn.first_valid() == tmpl_timeout, <text:s text:c="8"/>Txn.amount() == Int(0), <text:s text:c="4"/>) <text:s text:c="5"/>periodic_pay_escrow = periodic_pay_core.And( <text:s text:c="8"/>periodic_pay_transfer.Or(periodic_pay_close) <text:s text:c="4"/>) <text:s text:c="5"/>return periodic_pay_escrow <text:s text:c="2"/>if __name__ == "__main__": <text:s text:c="4"/>print(compileTeal(periodic_payment(), mode=Mode.Signature, version=2)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 text:c="2"/>def approval_program(): <text:s text:c="4"/>on_creation = Seq( <text:s text:c="8"/>[ <text:s text:c="12"/>App.globalPut(Bytes("Creator"), Txn.sender()), <text:s text:c="12"/>Assert(Txn.application_args.length() == Int(4)), <text:s text:c="12"/>App.globalPut(Bytes("RegBegin"), Btoi(Txn.application_args[0])), <text:s text:c="12"/>App.globalPut(Bytes("RegEnd"), Btoi(Txn.application_args[1])), <text:s text:c="12"/>App.globalPut(Bytes("VoteBegin"), Btoi(Txn.application_args[2])), <text:s text:c="12"/>App.globalPut(Bytes("VoteEnd"), Btoi(Txn.application_args[3])), <text:s text:c="12"/>Return(Int(1)), <text:s text:c="8"/>] <text:s text:c="4"/>) <text:s text:c="5"/>is_creator = Txn.sender() == App.globalGet(Bytes("Creator")) <text:s text:c="5"/>get_vote_of_sender = App.localGetEx(Int(0), App.id(), Bytes("voted")) <text:s text:c="5"/>on_closeout = Seq( <text:s text:c="8"/>[ <text:s text:c="12"/>get_vote_of_sender, <text:s text:c="12"/>If( <text:s text:c="16"/>And( <text:s text:c="20"/>Global.round() &lt;= App.globalGet(Bytes("VoteEnd")), <text:s text:c="20"/>get_vote_of_sender.hasValue(), <text:s text:c="16"/>), <text:s text:c="16"/>App.globalPut( <text:s text:c="20"/>get_vote_of_sender.value(), <text:s text:c="20"/>App.globalGet(get_vote_of_sender.value()) - Int(1), <text:s text:c="16"/>), <text:s text:c="12"/>), <text:s text:c="12"/>Return(Int(1)), <text:s text:c="8"/>] <text:s text:c="4"/>) <text:s text:c="5"/>on_register = Return( <text:s text:c="8"/>And( <text:s text:c="12"/>Global.round() &gt;= App.globalGet(Bytes("RegBegin")), <text:s text:c="12"/>Global.round() &lt;= App.globalGet(Bytes("RegEnd")), <text:s text:c="8"/>) <text:s text:c="4"/>) <text:s text:c="5"/>choice = Txn.application_args[1] <text:s text:c="4"/>choice_tally = App.globalGet(choice) <text:s text:c="4"/>on_vote = Seq( <text:s text:c="8"/>[ <text:s text:c="12"/>Assert( <text:s text:c="16"/>And( <text:s text:c="20"/>Global.round() &gt;= App.globalGet(Bytes("VoteBegin")), <text:s text:c="20"/>Global.round() &lt;= App.globalGet(Bytes("VoteEnd")), <text:s text:c="16"/>) <text:s text:c="12"/>), <text:s text:c="12"/>get_vote_of_sender, <text:s text:c="12"/>If(get_vote_of_sender.hasValue(), Return(Int(0))), <text:s text:c="12"/>App.globalPut(choice, choice_tally + Int(1)), <text:s text:c="12"/>App.localPut(Int(0), Bytes("voted"), choice), <text:s text:c="12"/>Return(Int(1)), <text:s text:c="8"/>] <text:s text:c="4"/>) <text:s text:c="5"/>program = Cond( <text:s text:c="8"/>[Txn.application_id() == Int(0), on_creation], <text:s text:c="8"/>[Txn.on_completion() == OnComplete.DeleteApplication, Return(is_creator)], <text:s text:c="8"/>[Txn.on_completion() == OnComplete.UpdateApplication, Return(is_creator)], <text:s text:c="8"/>[Txn.on_completion() == OnComplete.CloseOut, on_closeout], <text:s text:c="8"/>[Txn.on_completion() == OnComplete.OptIn, on_register], <text:s text:c="8"/>[Txn.application_args[0] == Bytes("vote"), on_vote], <text:s text:c="4"/>) <text:s text:c="5"/>return program <text:s text:c="2"/>def clear_state_program(): <text:s text:c="4"/>get_vote_of_sender = App.localGetEx(Int(0), App.id(), Bytes("voted")) <text:s text:c="4"/>program = Seq( <text:s text:c="8"/>[ <text:s text:c="12"/>get_vote_of_sender, <text:s text:c="12"/>If( <text:s text:c="16"/>And( <text:s text:c="20"/>Global.round() &lt;= App.globalGet(Bytes("VoteEnd")), <text:s text:c="20"/>get_vote_of_sender.hasValue(), <text:s text:c="16"/>), <text:s text:c="16"/>App.globalPut( <text:s text:c="20"/>get_vote_of_sender.value(), <text:s text:c="20"/>App.globalGet(get_vote_of_sender.value()) - Int(1), <text:s text:c="16"/>), <text:s text:c="12"/>), <text:s text:c="12"/>Return(Int(1)), <text:s text:c="8"/>] <text:s text:c="4"/>) <text:s text:c="5"/>return program <text:s text:c="2"/>if __name__ == "__main__": <text:s text:c="4"/>with open("vote_approval.teal", "w") as f: <text:s text:c="8"/>compiled = compileTeal(approval_program(), mode=Mode.Application, version=2) <text:s text:c="8"/>f.write(compiled) <text:s text:c="5"/>with open("vote_clear_state.teal", "w") as f: <text:s text:c="8"/>compiled = compileTeal(clear_state_program(), mode=Mode.Application, version=2) <text:s text:c="8"/>f.write(compile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 text:c="2"/>def approval_program(): <text:s text:c="4"/>on_creation = Seq( <text:s text:c="8"/>[ <text:s text:c="12"/>Assert(Txn.application_args.length() == Int(1)), <text:s text:c="12"/>App.globalPut(Bytes("total supply"), Btoi(Txn.application_args[0])), <text:s text:c="12"/>App.globalPut(Bytes("reserve"), Btoi(Txn.application_args[0])), <text:s text:c="12"/>App.localPut(Int(0), Bytes("admin"), Int(1)), <text:s text:c="12"/>App.localPut(Int(0), Bytes("balance"), Int(0)), <text:s text:c="12"/>Return(Int(1)), <text:s text:c="8"/>] <text:s text:c="4"/>) <text:s text:c="5"/>is_admin = App.localGet(Int(0), Bytes("admin")) <text:s text:c="5"/>on_closeout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gister = Seq([App.localPut(Int(0), Bytes("balance"), Int(0)), Return(Int(1))]) <text:s text:c="5"/># configure the admin status of the account Txn.accounts[1] <text:s text:c="4"/># sender must be admin <text:s text:c="4"/>new_admin_status = Btoi(Txn.application_args[1]) <text:s text:c="4"/>set_admin = Seq( <text:s text:c="8"/>[ <text:s text:c="12"/>Assert(And(is_admin, Txn.application_args.length() == Int(2))), <text:s text:c="12"/>App.localPut(Int(1), Bytes("admin"), new_admin_status), <text:s text:c="12"/>Return(Int(1)), <text:s text:c="8"/>] <text:s text:c="4"/>) <text:s text:c="4"/># NOTE: The above set_admin code is carefully constructed. If instead we used the following code: <text:s text:c="4"/># Seq([ <text:s text:c="4"/># <text:s text:c="4"/>Assert(Txn.application_args.length() == Int(2)), <text:s text:c="4"/># <text:s text:c="4"/>App.localPut(Int(1), Bytes("admin"), new_admin_status), <text:s text:c="4"/># <text:s text:c="4"/>Return(is_admin) <text:s text:c="4"/># ]) <text:s text:c="4"/># It would be vulnerable to the following attack: a sender passes in their own address as <text:s text:c="4"/># Txn.accounts[1], so then the line App.localPut(Int(1), Bytes("admin"), new_admin_status) <text:s text:c="4"/># changes the sender's admin status, meaning the final Return(is_admin) can return anything the <text:s text:c="4"/># sender wants. This allows anyone to become an admin! <text:s text:c="5"/># move assets from the reserve to Txn.accounts[1] <text:s text:c="4"/># sender must be admin <text:s text:c="4"/>mint_amount = Btoi(Txn.application_args[1]) <text:s text:c="4"/>mint = Seq( <text:s text:c="8"/>[ <text:s text:c="12"/>Assert(Txn.application_args.length() == Int(2)), <text:s text:c="12"/>Assert(mint_amount &lt;= App.globalGet(Bytes("reserve"))), <text:s text:c="12"/>App.globalPut( <text:s text:c="16"/>Bytes("reserve"), App.globalGet(Bytes("reserve")) - mint_amount <text:s text:c="12"/>), <text:s text:c="12"/>App.localPut( <text:s text:c="16"/>Int(1), <text:s text:c="16"/>Bytes("balance"), <text:s text:c="16"/>App.localGet(Int(1), Bytes("balance")) + mint_amount, <text:s text:c="12"/>), <text:s text:c="12"/>Return(is_admin), <text:s text:c="8"/>] <text:s text:c="4"/>) <text:s text:c="5"/># transfer assets from the sender to Txn.accounts[1] <text:s text:c="4"/>transfer_amount = Btoi(Txn.application_args[1]) <text:s text:c="4"/>transfer = Seq( <text:s text:c="8"/>[ <text:s text:c="12"/>Assert(Txn.application_args.length() == Int(2)), <text:s text:c="12"/>Assert(transfer_amount &lt;= App.localGet(Int(0), Bytes("balance"))), <text:s text:c="12"/>App.localPut( <text:s text:c="16"/>Int(0), <text:s text:c="16"/>Bytes("balance"), <text:s text:c="16"/>App.localGet(Int(0), Bytes("balance")) - transfer_amount, <text:s text:c="12"/>), <text:s text:c="12"/>App.localPut( <text:s text:c="16"/>Int(1), <text:s text:c="16"/>Bytes("balance"), <text:s text:c="16"/>App.localGet(Int(1), Bytes("balance")) + transfer_amount, <text:s text:c="12"/>), <text:s text:c="12"/>Return(Int(1)), <text:s text:c="8"/>] <text:s text:c="4"/>) <text:s text:c="5"/>program = Cond( <text:s text:c="8"/>[Txn.application_id() == Int(0), on_creation], <text:s text:c="8"/>[Txn.on_completion() == OnComplete.DeleteApplication, Return(is_admin)], <text:s text:c="8"/>[Txn.on_completion() == OnComplete.UpdateApplication, Return(is_admin)], <text:s text:c="8"/>[Txn.on_completion() == OnComplete.CloseOut, on_closeout], <text:s text:c="8"/>[Txn.on_completion() == OnComplete.OptIn, register], <text:s text:c="8"/>[Txn.application_args[0] == Bytes("set admin"), set_admin], <text:s text:c="8"/>[Txn.application_args[0] == Bytes("mint"), mint], <text:s text:c="8"/>[Txn.application_args[0] == Bytes("transfer"), transfer], <text:s text:c="4"/>) <text:s text:c="5"/>return program <text:s text:c="2"/>def clear_state_program(): <text:s text:c="4"/>program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turn program <text:s text:c="2"/>if __name__ == "__main__": <text:s text:c="4"/>with open("asset_approval.teal", "w") as f: <text:s text:c="8"/>compiled = compileTeal(approval_program(), mode=Mode.Application, version=2) <text:s text:c="8"/>f.write(compiled) <text:s text:c="5"/>with open("asset_clear_state.teal", "w") as f: <text:s text:c="8"/>compiled = compileTeal(clear_state_program(), mode=Mode.Application, version=2) <text:s text:c="8"/>f.write(compile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 text:c="2"/>def approval_program(): <text:s text:c="4"/>on_creation = Seq( <text:s text:c="8"/>[ <text:s text:c="12"/>Assert(Txn.application_args.length() == Int(1)), <text:s text:c="12"/>App.globalPut(Bytes("total supply"), Btoi(Txn.application_args[0])), <text:s text:c="12"/>App.globalPut(Bytes("reserve"), Btoi(Txn.application_args[0])), <text:s text:c="12"/>App.globalPut(Bytes("paused"), Int(0)), <text:s text:c="12"/>App.localPut(Int(0), Bytes("contract admin"), Int(1)), <text:s text:c="12"/>App.localPut(Int(0), Bytes("transfer admin"), Int(1)), <text:s text:c="12"/>App.localPut(Int(0), Bytes("balance"), Int(0)), <text:s text:c="12"/>Return(Int(1)), <text:s text:c="8"/>] <text:s text:c="4"/>) <text:s text:c="5"/>is_contract_admin = App.localGet(Int(0), Bytes("contract admin")) <text:s text:c="4"/>is_transfer_admin = App.localGet(Int(0), Bytes("transfer admin")) <text:s text:c="4"/>is_any_admin = is_contract_admin.Or(is_transfer_admin) <text:s text:c="5"/>can_delete = And( <text:s text:c="8"/>is_contract_admin, <text:s text:c="8"/>App.globalGet(Bytes("total supply")) == App.globalGet(Bytes("reserve")), <text:s text:c="4"/>) <text:s text:c="5"/>on_closeout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gister = Seq([App.localPut(Int(0), Bytes("balance"), Int(0)), Return(Int(1))]) <text:s text:c="5"/># pause all transfers <text:s text:c="4"/># sender must be any admin <text:s text:c="4"/>new_pause_value = Btoi(Txn.application_args[1]) <text:s text:c="4"/>pause = Seq( <text:s text:c="8"/>[ <text:s text:c="12"/>Assert(Txn.application_args.length() == Int(2)), <text:s text:c="12"/>App.globalPut(Bytes("paused"), new_pause_value), <text:s text:c="12"/>Return(is_any_admin), <text:s text:c="8"/>] <text:s text:c="4"/>) <text:s text:c="5"/># configure the admin status of the account Txn.accounts[1] <text:s text:c="4"/># sender must be contract admin <text:s text:c="4"/>new_admin_type = Txn.application_args[1] <text:s text:c="4"/>new_admin_status = Btoi(Txn.application_args[2]) <text:s text:c="4"/>set_admin = Seq( <text:s text:c="8"/>[ <text:s text:c="12"/>Assert( <text:s text:c="16"/>And( <text:s text:c="20"/>is_contract_admin, <text:s text:c="20"/>Txn.application_args.length() == Int(3), <text:s text:c="20"/>Or( <text:s text:c="24"/>new_admin_type == Bytes("contract admin"), <text:s text:c="24"/>new_admin_type == Bytes("transfer admin"), <text:s text:c="20"/>), <text:s text:c="20"/>Txn.accounts.length() == Int(1), <text:s text:c="16"/>) <text:s text:c="12"/>), <text:s text:c="12"/>App.localPut(Int(1), new_admin_type, new_admin_status), <text:s text:c="12"/>Return(Int(1)), <text:s text:c="8"/>] <text:s text:c="4"/>) <text:s/>new_freeze_value = Btoi(Txn.application_args[1]) <text:s text:c="4"/>freeze = Seq( <text:s text:c="8"/>[ <text:s text:c="12"/>Assert( <text:s text:c="16"/>And( <text:s text:c="20"/>Txn.application_args.length() == Int(2), <text:s text:c="20"/>Txn.accounts.length() == Int(1), <text:s text:c="16"/>) <text:s text:c="12"/>), <text:s text:c="12"/>App.localPut(Int(1), Bytes("frozen"), new_freeze_value), <text:s text:c="12"/>Return(is_any_admin), <text:s text:c="8"/>] <text:s text:c="4"/>) <text:s text:c="2"/>max_balance_value = Btoi(Txn.application_args[1]) <text:s text:c="4"/>max_balance = Seq( <text:s text:c="8"/>[ <text:s text:c="12"/>Assert( <text:s text:c="16"/>And( <text:s text:c="20"/>Txn.application_args.length() == Int(2), <text:s text:c="20"/>Txn.accounts.length() == Int(1), <text:s text:c="16"/>) <text:s text:c="12"/>), <text:s text:c="12"/>If( <text:s text:c="16"/>max_balance_value == Int(0), <text:s text:c="16"/>App.localDel(Int(1), Bytes("max balance")), <text:s text:c="16"/>App.localPut(Int(1), Bytes("max balance"), max_balance_value), <text:s text:c="12"/>), <text:s text:c="12"/>Return(is_transfer_admin), <text:s text:c="8"/>] <text:s text:c="4"/>) <text:s/>lock_until_value = Btoi(Txn.application_args[1]) <text:s text:c="4"/>lock_until = Seq( <text:s text:c="8"/>[ <text:s text:c="12"/>Assert( <text:s text:c="16"/>And( <text:s text:c="20"/>Txn.application_args.length() == Int(2), <text:s text:c="20"/>Txn.accounts.length() == Int(1), <text:s text:c="16"/>) <text:s text:c="12"/>), <text:s text:c="12"/>If( <text:s text:c="16"/>lock_until_value == Int(0), <text:s text:c="16"/>App.localDel(Int(1), Bytes("lock until")), <text:s text:c="16"/>App.localPut(Int(1), Bytes("lock until"), lock_until_value), <text:s text:c="12"/>), <text:s text:c="12"/>Return(is_transfer_admin), <text:s text:c="8"/>] <text:s text:c="4"/>) <text:s text:c="5"/>set_transfer_group = Seq( <text:s text:c="8"/>[ <text:s text:c="12"/>Assert( <text:s text:c="16"/>And( <text:s text:c="20"/>Txn.application_args.length() == Int(3), <text:s text:c="20"/>Txn.accounts.length() == Int(1), <text:s text:c="16"/>) <text:s text:c="12"/>), <text:s text:c="12"/>App.localPut( <text:s text:c="16"/>Int(1), Bytes("transfer group"), Btoi(Txn.application_args[2]) <text:s text:c="12"/>), <text:s text:c="8"/>] <text:s text:c="4"/>) <text:s text:c="2"/>def getRuleKey(sendGroup, receiveGroup): <text:s text:c="8"/>return Concat(Bytes("rule"), Itob(sendGroup), Itob(receiveGroup)) <text:s text:c="5"/>lock_transfer_key = getRuleKey( <text:s text:c="8"/>Btoi(Txn.application_args[2]), Btoi(Txn.application_args[3]) <text:s text:c="4"/>) <text:s text:c="4"/>lock_transfer_until = Btoi(Txn.application_args[4]) <text:s text:c="4"/>lock_transfer_group = Seq( <text:s text:c="8"/>[ <text:s text:c="12"/>Assert(Txn.application_args.length() == Int(5)), <text:s text:c="12"/>If( <text:s text:c="16"/>lock_transfer_until == Int(0), <text:s text:c="16"/>App.globalDel(lock_transfer_key), <text:s text:c="16"/>App.globalPut(lock_transfer_key, lock_transfer_until), <text:s text:c="12"/>), <text:s text:c="8"/>] <text:s text:c="4"/>) <text:s text:c="5"/># sender must be transfer admin <text:s text:c="4"/>transfer_group = Seq( <text:s text:c="8"/>[ <text:s text:c="12"/>Assert(Txn.application_args.length() &gt; Int(2)), <text:s text:c="12"/>Cond( <text:s text:c="16"/>[Txn.application_args[1] == Bytes("set"), set_transfer_group], <text:s text:c="16"/>[Txn.application_args[1] == Bytes("lock"), lock_transfer_group], <text:s text:c="12"/>), <text:s text:c="12"/>Return(is_transfer_admin), <text:s text:c="8"/>] <text:s text:c="4"/>) mint_amount = Btoi(Txn.application_args[1]) <text:s text:c="4"/>mint = Seq( <text:s text:c="8"/>[ <text:s text:c="12"/>Assert( <text:s text:c="16"/>And( <text:s text:c="20"/>Txn.application_args.length() == Int(2), <text:s text:c="20"/>Txn.accounts.length() == Int(1), <text:s text:c="20"/>mint_amount &lt;= App.globalGet(Bytes("reserve")), <text:s text:c="16"/>) <text:s text:c="12"/>), <text:s text:c="12"/>App.globalPut( <text:s text:c="16"/>Bytes("reserve"), App.globalGet(Bytes("reserve")) - mint_amount <text:s text:c="12"/>), <text:s text:c="12"/>App.localPut( <text:s text:c="16"/>Int(1), <text:s text:c="16"/>Bytes("balance"), <text:s text:c="16"/>App.localGet(Int(1), Bytes("balance")) + mint_amount, <text:s text:c="12"/>), <text:s text:c="12"/>Return(is_contract_admin), <text:s text:c="8"/>] <text:s text:c="4"/>) burn_amount = Btoi(Txn.application_args[1]) <text:s text:c="4"/>burn = Seq( <text:s text:c="8"/>[ <text:s text:c="12"/>Assert( <text:s text:c="16"/>And( <text:s text:c="20"/>Txn.application_args.length() == Int(2), <text:s text:c="20"/>Txn.accounts.length() == Int(1), <text:s text:c="20"/>burn_amount &lt;= App.localGet(Int(1), Bytes("balance")), <text:s text:c="16"/>) <text:s text:c="12"/>), <text:s text:c="12"/>App.globalPut( <text:s text:c="16"/>Bytes("reserve"), App.globalGet(Bytes("reserve")) + burn_amount <text:s text:c="12"/>), <text:s text:c="12"/>App.localPut( <text:s text:c="16"/>Int(1), <text:s text:c="16"/>Bytes("balance"), <text:s text:c="16"/>App.localGet(Int(1), Bytes("balance")) - burn_amount, <text:s text:c="12"/>), <text:s text:c="12"/>Return(is_contract_admin), <text:s text:c="8"/>] <text:s text:c="4"/>) <text:s text:c="5"/># transfer assets from the sender to Txn.accounts[1] <text:s text:c="4"/>transfer_amount = Btoi(Txn.application_args[1]) <text:s text:c="4"/>receiver_max_balance = App.localGetEx(Int(1), App.id(), Bytes("max balance")) <text:s text:c="4"/>transfer = Seq( <text:s text:c="8"/>[ <text:s text:c="12"/>Assert( <text:s text:c="16"/>And( <text:s text:c="20"/>Txn.application_args.length() == Int(2), <text:s text:c="20"/>Txn.accounts.length() == Int(1), <text:s text:c="20"/>transfer_amount &lt;= App.localGet(Int(0), Bytes("balance")), <text:s text:c="16"/>) <text:s text:c="12"/>), <text:s text:c="12"/>receiver_max_balance, <text:s text:c="12"/>If( <text:s text:c="16"/>Or( <text:s text:c="20"/>App.globalGet(Bytes("paused")), <text:s text:c="20"/>App.localGet(Int(0), Bytes("frozen")), <text:s text:c="20"/>App.localGet(Int(1), Bytes("frozen")), <text:s text:c="20"/>App.localGet(Int(0), Bytes("lock until")) <text:s text:c="20"/>&gt;= Global.latest_timestamp(), <text:s text:c="20"/>App.localGet(Int(1), Bytes("lock until")) <text:s text:c="20"/>&gt;= Global.latest_timestamp(), <text:s text:c="20"/>App.globalGet( <text:s text:c="24"/>getRuleKey( <text:s text:c="28"/>App.localGet(Int(0), Bytes("transfer group")), <text:s text:c="28"/>App.localGet(Int(1), Bytes("transfer group")), <text:s text:c="24"/>) <text:s text:c="20"/>) <text:s text:c="20"/>&gt;= Global.latest_timestamp(), <text:s text:c="20"/>And( <text:s text:c="24"/>receiver_max_balance.hasValue(), <text:s text:c="24"/>receiver_max_balance.value() <text:s text:c="24"/>&lt; App.localGet(Int(1), Bytes("balance")) + transfer_amount, <text:s text:c="20"/>), <text:s text:c="16"/>), <text:s text:c="16"/>Return(Int(0)), <text:s text:c="12"/>), <text:s text:c="12"/>App.localPut( <text:s text:c="16"/>Int(0), <text:s text:c="16"/>Bytes("balance"), <text:s text:c="16"/>App.localGet(Int(0), Bytes("balance")) - transfer_amount, <text:s text:c="12"/>), <text:s text:c="12"/>App.localPut( <text:s text:c="16"/>Int(1), <text:s text:c="16"/>Bytes("balance"), <text:s text:c="16"/>App.localGet(Int(1), Bytes("balance")) + transfer_amount, <text:s text:c="12"/>), <text:s text:c="12"/>Return(Int(1)), <text:s text:c="8"/>] <text:s text:c="4"/>) <text:s text:c="5"/>program = Cond( <text:s text:c="8"/>[Txn.application_id() == Int(0), on_creation], <text:s text:c="8"/>[Txn.on_completion() == OnComplete.DeleteApplication, Return(can_delete)], <text:s text:c="8"/>[ <text:s text:c="12"/>Txn.on_completion() == OnComplete.UpdateApplication, <text:s text:c="12"/>Return(is_contract_admin), <text:s text:c="8"/>], <text:s text:c="8"/>[Txn.on_completion() == OnComplete.CloseOut, on_closeout], <text:s text:c="8"/>[Txn.on_completion() == OnComplete.OptIn, register], <text:s text:c="8"/>[Txn.application_args[0] == Bytes("pause"), pause], <text:s text:c="8"/>[Txn.application_args[0] == Bytes("set admin"), set_admin], <text:s text:c="8"/>[Txn.application_args[0] == Bytes("freeze"), freeze], <text:s text:c="8"/>[Txn.application_args[0] == Bytes("max balance"), max_balance], <text:s text:c="8"/>[Txn.application_args[0] == Bytes("lock until"), lock_until], <text:s text:c="8"/>[Txn.application_args[0] == Bytes("transfer group"), transfer_group], <text:s text:c="8"/>[Txn.application_args[0] == Bytes("mint"), mint], <text:s text:c="8"/>[Txn.application_args[0] == Bytes("burn"), burn], <text:s text:c="8"/>[Txn.application_args[0] == Bytes("transfer"), transfer], <text:s text:c="4"/>) <text:s text:c="5"/>return program <text:s text:c="2"/>def clear_state_program(): <text:s text:c="4"/>program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turn program <text:s text:c="2"/>if __name__ == "__main__": <text:s text:c="4"/>with open("security_token_approval.teal", "w") as f: <text:s text:c="8"/>compiled = compileTeal(approval_program(), mode=Mode.Application, version=2) <text:s text:c="8"/>f.write(compiled) <text:s text:c="5"/>with open("security_token_clear_state.teal", "w") as f: <text:s text:c="8"/>compiled = compileTeal(clear_state_program(), mode=Mode.Application, version=2) <text:s text:c="8"/>f.write(compile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 text:c="2"/>def approval_program(): <text:s text:c="4"/>on_creation = Seq( <text:s text:c="8"/>[ <text:s text:c="12"/>Assert(Txn.application_args.length() == Int(1)), <text:s text:c="12"/>App.globalPut(Bytes("total supply"), Btoi(Txn.application_args[0])), <text:s text:c="12"/>App.globalPut(Bytes("reserve"), Btoi(Txn.application_args[0])), <text:s text:c="12"/>App.globalPut(Bytes("paused"), Int(0)), <text:s text:c="12"/>App.localPut(Int(0), Bytes("contract admin"), Int(1)), <text:s text:c="12"/>App.localPut(Int(0), Bytes("transfer admin"), Int(1)), <text:s text:c="12"/>App.localPut(Int(0), Bytes("balance"), Int(0)), <text:s text:c="12"/>Return(Int(1)), <text:s text:c="8"/>] <text:s text:c="4"/>) <text:s text:c="5"/>is_contract_admin = App.localGet(Int(0), Bytes("contract admin")) <text:s text:c="4"/>is_transfer_admin = App.localGet(Int(0), Bytes("transfer admin")) <text:s text:c="4"/>is_any_admin = is_contract_admin.Or(is_transfer_admin) <text:s text:c="5"/>can_delete = And( <text:s text:c="8"/>is_contract_admin, <text:s text:c="8"/>App.globalGet(Bytes("total supply")) == App.globalGet(Bytes("reserve")), <text:s text:c="4"/>) <text:s text:c="5"/>on_closeout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gister = Seq([App.localPut(Int(0), Bytes("balance"), Int(0)), Return(Int(1))]) <text:s text:c="5"/># pause all transfers <text:s text:c="4"/># sender must be any admin <text:s text:c="4"/>new_pause_value = Btoi(Txn.application_args[1]) <text:s text:c="4"/>pause = Seq( <text:s text:c="8"/>[ <text:s text:c="12"/>Assert(Txn.application_args.length() == Int(2)), <text:s text:c="12"/>App.globalPut(Bytes("paused"), new_pause_value), <text:s text:c="12"/>Return(is_any_admin), <text:s text:c="8"/>] <text:s text:c="4"/>) <text:s text:c="5"/># configure the admin status of the account Txn.accounts[1] <text:s text:c="4"/># sender must be contract admin <text:s text:c="4"/>new_admin_type = Txn.application_args[1] <text:s text:c="4"/>new_admin_status = Btoi(Txn.application_args[2]) <text:s text:c="4"/>set_admin = Seq( <text:s text:c="8"/>[ <text:s text:c="12"/>Assert( <text:s text:c="16"/>And( <text:s text:c="20"/>is_contract_admin, <text:s text:c="20"/>Txn.application_args.length() == Int(3), <text:s text:c="20"/>Or( <text:s text:c="24"/>new_admin_type == Bytes("contract admin"), <text:s text:c="24"/>new_admin_type == Bytes("transfer admin"), <text:s text:c="20"/>), <text:s text:c="20"/>Txn.accounts.length() == Int(1), <text:s text:c="16"/>) <text:s text:c="12"/>), <text:s text:c="12"/>App.localPut(Int(1), new_admin_type, new_admin_status), <text:s text:c="12"/>Return(is_contract_admin), <text:s text:c="8"/>] <text:s text:c="4"/>) <text:s/>new_freeze_value = Btoi(Txn.application_args[1]) <text:s text:c="4"/>freeze = Seq( <text:s text:c="8"/>[ <text:s text:c="12"/>Assert( <text:s text:c="16"/>And( <text:s text:c="20"/>Txn.application_args.length() == Int(2), <text:s text:c="20"/>Txn.accounts.length() == Int(1), <text:s text:c="16"/>) <text:s text:c="12"/>), <text:s text:c="12"/>App.localPut(Int(1), Bytes("frozen"), new_freeze_value), <text:s text:c="12"/>Return(is_any_admin), <text:s text:c="8"/>] <text:s text:c="4"/>) <text:s text:c="2"/>max_balance_value = Btoi(Txn.application_args[1]) <text:s text:c="4"/>max_balance = Seq( <text:s text:c="8"/>[ <text:s text:c="12"/>Assert( <text:s text:c="16"/>And( <text:s text:c="20"/>Txn.application_args.length() == Int(2), <text:s text:c="20"/>Txn.accounts.length() == Int(1), <text:s text:c="16"/>) <text:s text:c="12"/>), <text:s text:c="12"/>If( <text:s text:c="16"/>max_balance_value == Int(0), <text:s text:c="16"/>App.localDel(Int(1), Bytes("max balance")), <text:s text:c="16"/>App.localPut(Int(1), Bytes("max balance"), max_balance_value), <text:s text:c="12"/>), <text:s text:c="12"/>Return(is_transfer_admin), <text:s text:c="8"/>] <text:s text:c="4"/>) <text:s/>lock_until_value = Btoi(Txn.application_args[1]) <text:s text:c="4"/>lock_until = Seq( <text:s text:c="8"/>[ <text:s text:c="12"/>Assert( <text:s text:c="16"/>And( <text:s text:c="20"/>Txn.application_args.length() == Int(2), <text:s text:c="20"/>Txn.accounts.length() == Int(1), <text:s text:c="16"/>) <text:s text:c="12"/>), <text:s text:c="12"/>If( <text:s text:c="16"/>lock_until_value == Int(0), <text:s text:c="16"/>App.localDel(Int(1), Bytes("lock until")), <text:s text:c="16"/>App.localPut(Int(1), Bytes("lock until"), lock_until_value), <text:s text:c="12"/>), <text:s text:c="12"/>Return(is_transfer_admin), <text:s text:c="8"/>] <text:s text:c="4"/>) <text:s text:c="5"/>set_transfer_group = Seq( <text:s text:c="8"/>[ <text:s text:c="12"/>Assert( <text:s text:c="16"/>And( <text:s text:c="20"/>Txn.application_args.length() == Int(3), <text:s text:c="20"/>Txn.accounts.length() == Int(1), <text:s text:c="16"/>) <text:s text:c="12"/>), <text:s text:c="12"/>App.localPut( <text:s text:c="16"/>Int(1), Bytes("transfer group"), Btoi(Txn.application_args[2]) <text:s text:c="12"/>), <text:s text:c="8"/>] <text:s text:c="4"/>) <text:s text:c="2"/>def getRuleKey(sendGroup, receiveGroup): <text:s text:c="8"/>return Concat(Bytes("rule"), Itob(sendGroup), Itob(receiveGroup)) <text:s text:c="5"/>lock_transfer_key = getRuleKey( <text:s text:c="8"/>Btoi(Txn.application_args[2]), Btoi(Txn.application_args[3]) <text:s text:c="4"/>) <text:s text:c="4"/>lock_transfer_until = Btoi(Txn.application_args[4]) <text:s text:c="4"/>lock_transfer_group = Seq( <text:s text:c="8"/>[ <text:s text:c="12"/>Assert(Txn.application_args.length() == Int(5)), <text:s text:c="12"/>If( <text:s text:c="16"/>lock_transfer_until == Int(0), <text:s text:c="16"/>App.globalDel(lock_transfer_key), <text:s text:c="16"/>App.globalPut(lock_transfer_key, lock_transfer_until), <text:s text:c="12"/>), <text:s text:c="8"/>] <text:s text:c="4"/>) <text:s text:c="5"/># sender must be transfer admin <text:s text:c="4"/>transfer_group = Seq( <text:s text:c="8"/>[ <text:s text:c="12"/>Assert(Txn.application_args.length() &gt; Int(2)), <text:s text:c="12"/>Cond( <text:s text:c="16"/>[Txn.application_args[1] == Bytes("set"), set_transfer_group], <text:s text:c="16"/>[Txn.application_args[1] == Bytes("lock"), lock_transfer_group], <text:s text:c="12"/>), <text:s text:c="12"/>Return(is_transfer_admin), <text:s text:c="8"/>] <text:s text:c="4"/>) mint_amount = Btoi(Txn.application_args[1]) <text:s text:c="4"/>mint = Seq( <text:s text:c="8"/>[ <text:s text:c="12"/>Assert( <text:s text:c="16"/>And( <text:s text:c="20"/>Txn.application_args.length() == Int(2), <text:s text:c="20"/>Txn.accounts.length() == Int(1), <text:s text:c="20"/>mint_amount &lt;= App.globalGet(Bytes("reserve")), <text:s text:c="16"/>) <text:s text:c="12"/>), <text:s text:c="12"/>App.globalPut( <text:s text:c="16"/>Bytes("reserve"), App.globalGet(Bytes("reserve")) - mint_amount <text:s text:c="12"/>), <text:s text:c="12"/>App.localPut( <text:s text:c="16"/>Int(1), <text:s text:c="16"/>Bytes("balance"), <text:s text:c="16"/>App.localGet(Int(1), Bytes("balance")) + mint_amount, <text:s text:c="12"/>), <text:s text:c="12"/>Return(is_contract_admin), <text:s text:c="8"/>] <text:s text:c="4"/>) burn_amount = Btoi(Txn.application_args[1]) <text:s text:c="4"/>burn = Seq( <text:s text:c="8"/>[ <text:s text:c="12"/>Assert( <text:s text:c="16"/>And( <text:s text:c="20"/>Txn.application_args.length() == Int(2), <text:s text:c="20"/>Txn.accounts.length() == Int(1), <text:s text:c="20"/>burn_amount &lt;= App.localGet(Int(1), Bytes("balance")), <text:s text:c="16"/>) <text:s text:c="12"/>), <text:s text:c="12"/>App.globalPut( <text:s text:c="16"/>Bytes("reserve"), App.globalGet(Bytes("reserve")) + burn_amount <text:s text:c="12"/>), <text:s text:c="12"/>App.localPut( <text:s text:c="16"/>Int(1), <text:s text:c="16"/>Bytes("balance"), <text:s text:c="16"/>App.localGet(Int(1), Bytes("balance")) - burn_amount, <text:s text:c="12"/>), <text:s text:c="12"/>Return(is_contract_admin), <text:s text:c="8"/>] <text:s text:c="4"/>) <text:s text:c="5"/># transfer assets from the sender to Txn.accounts[1] <text:s text:c="4"/>transfer_amount = Btoi(Txn.application_args[1]) <text:s text:c="4"/>receiver_max_balance = App.localGetEx(Int(1), App.id(), Bytes("max balance")) <text:s text:c="4"/>transfer = Seq( <text:s text:c="8"/>[ <text:s text:c="12"/>Assert( <text:s text:c="16"/>And( <text:s text:c="20"/>Txn.application_args.length() == Int(2), <text:s text:c="20"/>Txn.accounts.length() == Int(1), <text:s text:c="20"/>transfer_amount &lt;= App.localGet(Int(0), Bytes("balance")), <text:s text:c="16"/>) <text:s text:c="12"/>), <text:s text:c="12"/>receiver_max_balance, <text:s text:c="12"/>If( <text:s text:c="16"/>Or( <text:s text:c="20"/>App.globalGet(Bytes("paused")), <text:s text:c="20"/>App.localGet(Int(0), Bytes("frozen")), <text:s text:c="20"/>App.localGet(Int(1), Bytes("frozen")), <text:s text:c="20"/>App.localGet(Int(0), Bytes("lock until")) <text:s text:c="20"/>&gt;= Global.latest_timestamp(), <text:s text:c="20"/>App.localGet(Int(1), Bytes("lock until")) <text:s text:c="20"/>&gt;= Global.latest_timestamp(), <text:s text:c="20"/>App.globalGet( <text:s text:c="24"/>getRuleKey( <text:s text:c="28"/>App.localGet(Int(0), Bytes("transfer group")), <text:s text:c="28"/>App.localGet(Int(1), Bytes("transfer group")), <text:s text:c="24"/>) <text:s text:c="20"/>) <text:s text:c="20"/>&gt;= Global.latest_timestamp(), <text:s text:c="20"/>And( <text:s text:c="24"/>receiver_max_balance.hasValue(), <text:s text:c="24"/>receiver_max_balance.value() <text:s text:c="24"/>&lt; App.localGet(Int(1), Bytes("balance")) + transfer_amount, <text:s text:c="20"/>), <text:s text:c="16"/>), <text:s text:c="16"/>Return(Int(0)), <text:s text:c="12"/>), <text:s text:c="12"/>App.localPut( <text:s text:c="16"/>Int(0), <text:s text:c="16"/>Bytes("balance"), <text:s text:c="16"/>App.localGet(Int(0), Bytes("balance")) - transfer_amount, <text:s text:c="12"/>), <text:s text:c="12"/>App.localPut( <text:s text:c="16"/>Int(1), <text:s text:c="16"/>Bytes("balance"), <text:s text:c="16"/>App.localGet(Int(1), Bytes("balance")) + transfer_amount, <text:s text:c="12"/>), <text:s text:c="12"/>Return(Int(1)), <text:s text:c="8"/>] <text:s text:c="4"/>) <text:s text:c="5"/>program = Cond( <text:s text:c="8"/>[Txn.application_id() == Int(0), on_creation], <text:s text:c="8"/>[Txn.on_completion() == OnComplete.DeleteApplication, Return(can_delete)], <text:s text:c="8"/>[ <text:s text:c="12"/>Txn.on_completion() == OnComplete.UpdateApplication, <text:s text:c="12"/>Return(is_contract_admin), <text:s text:c="8"/>], <text:s text:c="8"/>[Txn.on_completion() == OnComplete.CloseOut, on_closeout], <text:s text:c="8"/>[Txn.on_completion() == OnComplete.OptIn, register], <text:s text:c="8"/>[Txn.application_args[0] == Bytes("pause"), pause], <text:s text:c="8"/>[Txn.application_args[0] == Bytes("set admin"), set_admin], <text:s text:c="8"/>[Txn.application_args[0] == Bytes("freeze"), freeze], <text:s text:c="8"/>[Txn.application_args[0] == Bytes("max balance"), max_balance], <text:s text:c="8"/>[Txn.application_args[0] == Bytes("lock until"), lock_until], <text:s text:c="8"/>[Txn.application_args[0] == Bytes("transfer group"), transfer_group], <text:s text:c="8"/>[Txn.application_args[0] == Bytes("mint"), mint], <text:s text:c="8"/>[Txn.application_args[0] == Bytes("burn"), burn], <text:s text:c="8"/>[Txn.application_args[0] == Bytes("transfer"), transfer], <text:s text:c="4"/>) <text:s text:c="5"/>return program <text:s text:c="2"/>def clear_state_program(): <text:s text:c="4"/>program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turn program <text:s text:c="2"/>if __name__ == "__main__": <text:s text:c="4"/>with open("security_token_approval.teal", "w") as f: <text:s text:c="8"/>compiled = compileTeal(approval_program(), mode=Mode.Application, version=2) <text:s text:c="8"/>f.write(compiled) <text:s text:c="5"/>with open("security_token_clear_state.teal", "w") as f: <text:s text:c="8"/>compiled = compileTeal(clear_state_program(), mode=Mode.Application, version=2) <text:s text:c="8"/>f.write(compiled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 <text:s text:c="4"/># Seq([ <text:s text:c="4"/># <text:s text:c="4"/>Assert(And( <text:s text:c="4"/># <text:s text:c="8"/>Txn.application_args.length() == Int(3), <text:s text:c="4"/># <text:s text:c="8"/>Or(new_admin_type == Bytes("contract admin"), new_admin_type == Bytes("transfer admin")), <text:s text:c="4"/># <text:s text:c="8"/>Txn.accounts.length() == Int(1) <text:s text:c="4"/># <text:s text:c="4"/>)), <text:s text:c="4"/># <text:s text:c="4"/>App.localPut(Int(1), new_admin_type, new_admin_status), <text:s text:c="4"/># <text:s text:c="4"/>Return(is_contract_admin) <text:s text:c="4"/># ]) <text:s text:c="4"/># It would be vulnerable to the following attack: a sender passes in their own address as <text:s text:c="4"/># Txn.accounts[1], so then the line App.localPut(Int(1), new_admin_type, new_admin_status) <text:s text:c="4"/># changes the sender's admin status, meaning the final Return(is_contract_admin) can return <text:s text:c="4"/># anything the sender wants. This allows anyone to become an admin!</text:p>
          </table:table-cell>
        </table:table-row>
        <table:table-row table:style-name="ro1">
          <table:table-cell office:value-type="string" calcext:value-type="string">
            <text:p>dajsdfajd kkfasdf <text:s/>sdaf sadddd sssd df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 Doesn’t seem to be a PYTeal smart Contract</text:p>
          </table:table-cell>
        </table:table-row>
        <table:table-row table:style-name="ro1">
          <table:table-cell office:value-type="string" calcext:value-type="string">
            <text:p>pragma solidity 0.8.4; <text:s/>import "@openzeppelin/contracts/token/ERC20/IERC20.sol"; import "./PmknToken.sol"; <text:s/>contract TokenFarm { <text:s text:c="5"/>// userAddress =&gt; stakingBalance <text:s text:c="4"/>mapping(address =&gt; uint256) public stakingBalance; <text:s text:c="4"/>// userAddress =&gt; isStaking boolean <text:s text:c="4"/>mapping(address =&gt; bool) public isStaking; <text:s text:c="4"/>// userAddress =&gt; timeStamp <text:s text:c="4"/>mapping(address =&gt; uint256) public startTime; <text:s text:c="4"/>// userAddress =&gt; pmknBalance <text:s text:c="4"/>mapping(address =&gt; uint256) public pmknBalance; <text:s text:c="5"/>string public name = "TokenFarm"; <text:s text:c="5"/>IERC20 public daiToken; <text:s text:c="4"/>PmknToken public pmknToken; <text:s text:c="5"/>event Stake(address indexed from, uint256 amount); <text:s text:c="4"/>event Unstake(address indexed from, uint256 amount); <text:s text:c="4"/>event YieldWithdraw(address indexed to, uint256 amount); <text:s text:c="5"/>constructor( <text:s text:c="8"/>IERC20 _daiToken, <text:s text:c="8"/>PmknToken _pmknToken <text:s text:c="8"/>) { <text:s text:c="12"/>daiToken = _daiToken; <text:s text:c="12"/>pmknToken = _pmknToken; <text:s text:c="8"/>} <text:s text:c="5"/>/// Core function shells <text:s text:c="4"/>stake() public {} <text:s text:c="4"/>unstake() public {} <text:s text:c="4"/>withdrawYield() public {} 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 Doesn’t seem to be a PYTeal smart Contract</text:p>
          </table:table-cell>
        </table:table-row>
        <table:table-row table:style-name="ro1">
          <table:table-cell office:value-type="string" calcext:value-type="string">
            <text:p>pragma solidity ^0.8.0; <text:s/>import "@openzeppelin/contracts/token/ERC20/ERC20.sol"; <text:s/>contract MyToken is ERC20 { <text:s text:c="4"/>constructor() public ERC20("MyToken", "MTKN"){ <text:s text:c="8"/>_mint(msg.sender, 1000000000000000000000000); <text:s text:c="4"/>}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 Doesn’t seem to be a PYTeal smart Contr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1:09:49.480897748</meta:creation-date>
    <meta:generator>LibreOffice/6.4.7.2$Linux_X86_64 LibreOffice_project/40$Build-2</meta:generator>
    <dc:date>2022-01-25T11:29:18.757156712</dc:date>
    <meta:editing-duration>PT19M29S</meta:editing-duration>
    <meta:editing-cycles>1</meta:editing-cycles>
    <meta:document-statistic meta:table-count="1" meta:cell-count="27" meta:object-count="0"/>
  </office:meta>
</office:document-meta>
</file>